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Fichiers et Descripteurs</text:span></text:h>
      <text:list xml:id="list3014999893" text:style-name="L1">
        <text:list-item>
          <text:p text:style-name="P1"><text:span text:style-name="Source_20_Text">open()</text:span>, <text:span text:style-name="Source_20_Text">close()</text:span></text:p>
        </text:list-item>
        <text:list-item>
          <text:p text:style-name="P1">Modes d'ouverture (<text:span text:style-name="Source_20_Text">O_RDONLY</text:span>, etc.)</text:p>
        </text:list-item>
        <text:list-item>
          <text:p text:style-name="P1">Gestion des erreurs (<text:span text:style-name="Source_20_Text">if (fd == -1)</text:span>)</text:p>
        </text:list-item>
      </text:list>
      <text:h text:style-name="Heading_20_3" text:outline-level="3"><text:span text:style-name="Strong_20_Emphasis">2. Lecture et Buffer</text:span></text:h>
      <text:list xml:id="list2806706838" text:style-name="L2">
        <text:list-item>
          <text:p text:style-name="P2"><text:span text:style-name="Source_20_Text">read()</text:span></text:p>
        </text:list-item>
        <text:list-item>
          <text:p text:style-name="P2">Comprendre <text:span text:style-name="Source_20_Text">BUFFER_SIZE</text:span> et sa gestion</text:p>
        </text:list-item>
        <text:list-item>
          <text:p text:style-name="P2">Cas particuliers : <text:span text:style-name="Source_20_Text">read()</text:span> retourne 0 (EOF), ou -1 (erreur)</text:p>
        </text:list-item>
      </text:list>
      <text:h text:style-name="Heading_20_3" text:outline-level="3"><text:span text:style-name="Strong_20_Emphasis">3. Variables statiques</text:span></text:h>
      <text:list xml:id="list2261157970" text:style-name="L3">
        <text:list-item>
          <text:p text:style-name="P3">Comprendre leur durée de vie et leur portée</text:p>
        </text:list-item>
        <text:list-item>
          <text:p text:style-name="P3">Essentiel pour conserver un état entre les appels à <text:span text:style-name="Source_20_Text">get_next_line()</text:span></text:p>
        </text:list-item>
      </text:list>
      <text:h text:style-name="Heading_20_3" text:outline-level="3"><text:span text:style-name="Strong_20_Emphasis">4. Gestion de la mémoire</text:span></text:h>
      <text:list xml:id="list2784414633" text:style-name="L4">
        <text:list-item>
          <text:p text:style-name="P4"><text:span text:style-name="Source_20_Text">malloc()</text:span>, <text:span text:style-name="Source_20_Text">free()</text:span></text:p>
        </text:list-item>
        <text:list-item>
          <text:p text:style-name="P4">Copier des bouts de buffer sans fuite mémoire</text:p>
        </text:list-item>
        <text:list-item>
          <text:p text:style-name="P4">Ne pas oublier de libérer même en cas d’erreur</text:p>
        </text:list-item>
      </text:list>
      <text:h text:style-name="Heading_20_3" text:outline-level="3"><text:span text:style-name="Strong_20_Emphasis">5. Manipulation de chaînes</text:span></text:h>
      <text:list xml:id="list4253649663" text:style-name="L5">
        <text:list-item>
          <text:p text:style-name="P5">Fonctions utiles : <text:span text:style-name="Source_20_Text">ft_strchr</text:span>, <text:span text:style-name="Source_20_Text">ft_strdup</text:span>, <text:span text:style-name="Source_20_Text">ft_strjoin</text:span>, <text:span text:style-name="Source_20_Text">ft_substr</text:span> (à recoder si tu ne peux pas utiliser ta <text:span text:style-name="Source_20_Text">libft</text:span>)</text:p>
        </text:list-item>
        <text:list-item>
          <text:p text:style-name="P5">Bien manipuler les chaînes incomplètes ou sans <text:span text:style-name="Source_20_Text">\n</text:span></text:p>
        </text:list-item>
      </text:list>
      <text:h text:style-name="Heading_20_3" text:outline-level="3"><text:span text:style-name="Strong_20_Emphasis">6. Tests unitaires</text:span></text:h>
      <text:list xml:id="list3012205685" text:style-name="L6">
        <text:list-item>
          <text:p text:style-name="P6">Préparer des fichiers avec différentes tailles et contenus</text:p>
        </text:list-item>
        <text:list-item>
          <text:p text:style-name="P6">Tester avec des <text:span text:style-name="Source_20_Text">fd</text:span> multiples (bonus)</text:p>
        </text:list-item>
        <text:list-item>
          <text:p text:style-name="P6">Tester les limites de <text:span text:style-name="Source_20_Text">BUFFER_SIZE</text:span> (1, 9999, etc.)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3:08:11.840194584</meta:creation-date>
    <dc:date>2025-06-18T13:09:09.078062854</dc:date>
    <meta:editing-duration>PT57S</meta:editing-duration>
    <meta:editing-cycles>1</meta:editing-cycles>
    <meta:document-statistic meta:table-count="0" meta:image-count="0" meta:object-count="0" meta:page-count="1" meta:paragraph-count="22" meta:word-count="152" meta:character-count="856" meta:non-whitespace-character-count="742"/>
    <meta:generator>LibreOffice/7.3.7.2$Linux_X86_64 LibreOffice_project/30$Build-2</meta:generator>
  </office:meta>
</office:document-meta>
</file>